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paragraph-properties fo:text-align="center" style:justify-single-word="false"/>
      <style:text-properties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ff0000"/>
    </style:style>
    <style:style style:name="T9" style:family="text">
      <style:text-properties fo:language="zxx" fo:country="none" style:language-asian="zxx" style:country-asian="none"/>
    </style:style>
    <style:style style:name="T10" style:family="text">
      <style:text-properties style:font-name-complex="Arial"/>
    </style:style>
    <style:style style:name="T11" style:family="text">
      <style:text-properties style:text-underline-style="solid" style:text-underline-width="auto" style:text-underline-color="font-color" style:font-name-complex="Arial"/>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5"><text:span text:style-name="T12">do text</text:span></text:p><text:p text:style-name="P5"><text:span text:style-name="T13">from document(at=reference, format='odt')</text:span></text:p></office:annotation></text:span>Import depuis reference.odt</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 </text:span>et portant sur <text:text-input text:description="Objet des travaux">self.getLicenceSubject()</text:text-input> <text:s/>à <text:s/><text:text-input text:description="Situation des travaux">self.getWorkLocationSignaletic()</text:text-input> inscrit au cadastre section <text:text-input text:description="Bien-Parcelles">self.getPortionOutsText()</text:text-input> .</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100%"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8:13</dc:date>
    <dc:creator>Simon Delcourt</dc:creator>
    <meta:editing-duration>PT10H2M40S</meta:editing-duration>
    <meta:editing-cycles>46</meta:editing-cycles>
    <meta:generator>LibreOffice/3.5$Linux_x86 LibreOffice_project/350m1$Build-2</meta:generator>
    <meta:document-statistic meta:table-count="0" meta:image-count="0" meta:object-count="0" meta:page-count="2" meta:paragraph-count="35" meta:word-count="349" meta:character-count="2523" meta:non-whitespace-character-count="2199"/>
  </office:meta>
</office:document-meta>
</file>